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text-align="center" style:justify-single-word="false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5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name-complex="Calibri" style:font-weight-complex="bold"/>
    </style:style>
    <style:style style:name="P6" style:family="paragraph" style:parent-style-name="Normal">
      <style:text-properties fo:color="#0000cc" loext:opacity="100%" fo:font-weight="bold" style:font-weight-asian="bold" style:font-name-complex="Calibri" style:font-weight-complex="bold"/>
    </style:style>
    <style:style style:name="P7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8" style:family="paragraph" style:parent-style-name="Normal">
      <style:paragraph-properties fo:margin-top="0cm" fo:margin-bottom="0cm" style:contextual-spacing="false"/>
      <style:text-properties fo:color="#0000cc" loext:opacity="100%" fo:font-weight="bold" style:font-weight-asian="bold"/>
    </style:style>
    <style:style style:name="P9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10" style:family="paragraph" style:parent-style-name="Normal">
      <style:paragraph-properties fo:hyphenation-ladder-count="no-limit" fo:break-before="page"/>
      <style:text-properties fo:hyphenate="true" loext:hyphenation-no-caps="false"/>
    </style:style>
    <style:style style:name="P11" style:family="paragraph" style:parent-style-name="Normal">
      <style:paragraph-properties fo:hyphenation-ladder-count="no-limit"/>
      <style:text-properties fo:hyphenate="true" loext:hyphenation-no-caps="false"/>
    </style:style>
    <style:style style:name="P12" style:family="paragraph" style:parent-style-name="Normal">
      <style:text-properties fo:language="en" fo:country="US"/>
    </style:style>
    <style:style style:name="P13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4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15" style:family="paragraph" style:parent-style-name="Normal">
      <style:text-properties fo:color="#0070c0" loext:opacity="100%" fo:font-weight="bold" style:font-weight-asian="bold"/>
    </style:style>
    <style:style style:name="P16" style:family="paragraph" style:parent-style-name="Normal">
      <style:text-properties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17" style:family="paragraph" style:parent-style-name="Normal">
      <style:paragraph-properties fo:margin-left="0cm" fo:margin-right="0cm" fo:text-indent="1.27cm" style:auto-text-indent="false"/>
    </style:style>
    <style:style style:name="P18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19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20" style:family="paragraph" style:parent-style-name="Normal">
      <style:paragraph-properties fo:margin-top="0cm" fo:margin-bottom="0cm" style:contextual-spacing="false"/>
    </style:style>
    <style:style style:name="P21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22" style:family="paragraph" style:parent-style-name="Normal">
      <style:text-properties fo:color="#0000cc" loext:opacity="100%" fo:font-weight="bold" officeooo:paragraph-rsid="00160bb4" style:font-weight-asian="bold" style:font-name-complex="Calibri" style:font-weight-complex="bold"/>
    </style:style>
    <style:style style:name="P23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cc" loext:opacity="100%" fo:font-weight="bold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name-complex="Calibri" style:font-weight-complex="bold"/>
    </style:style>
    <style:style style:name="T7" style:family="text">
      <style:text-properties fo:color="#000000" loext:opacity="100%" fo:font-weight="bold" style:font-weight-asian="bold"/>
    </style:style>
    <style:style style:name="T8" style:family="text">
      <style:text-properties fo:color="#000000" loext:opacity="100%" fo:font-weight="bold" style:font-weight-asian="bold" style:font-size-complex="12.5pt" style:font-weight-complex="bold"/>
    </style:style>
    <style:style style:name="T9" style:family="text">
      <style:text-properties fo:color="#000000" loext:opacity="100%" style:font-name="Calibri" style:font-name-complex="Calibri" style:font-size-complex="12.5pt"/>
    </style:style>
    <style:style style:name="T10" style:family="text">
      <style:text-properties fo:color="#000000" loext:opacity="100%" style:font-name="Arial" fo:font-size="10pt" style:font-size-asian="10pt" style:font-name-complex="Arial" style:font-size-complex="10pt"/>
    </style:style>
    <style:style style:name="T11" style:family="text">
      <style:text-properties fo:color="#ffc000" loext:opacity="100%" fo:font-weight="bold" style:font-weight-asian="bold" style:font-name-complex="Calibri" style:font-weight-complex="bold"/>
    </style:style>
    <style:style style:name="T12" style:family="text">
      <style:text-properties fo:color="#0070c0" loext:opacity="100%" fo:font-weight="bold" style:font-weight-asian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4">Bid Pack</text:p>
      <text:list xml:id="list2057909588" text:style-name="L1">
        <text:list-item>
          <text:p text:style-name="P23">Statement of Requirements</text:p>
        </text:list-item>
      </text:list>
      <text:p text:style-name="P4"><text:bookmark-start text:name="_Hlk95926626"/></text:p>
      <text:p text:style-name="P5"><text:bookmark-end text:name="_Hlk95926626"/>«Insert Procurement Title»</text:p>
      <text:p text:style-name="P2"><text:span text:style-name="Default_20_Paragraph_20_Font"><text:span text:style-name="T8">Reference: </text:span></text:span><text:bookmark-start text:name="_Hlk92685062"/><text:span text:style-name="Default_20_Paragraph_20_Font"><text:span text:style-name="T5">«</text:span></text:span><text:bookmark-end text:name="_Hlk92685062"/><text:span text:style-name="Default_20_Paragraph_20_Font"><text:span text:style-name="T5">Insert Event id»</text:span></text:span></text:p>
      <text:p text:style-name="P9"/>
      <text:p text:style-name="P9"/>
      <text:p text:style-name="P4">a ‘call-off further competition’ in relation to</text:p>
      <text:p text:style-name="P2"><text:span text:style-name="Default_20_Paragraph_20_Font"><text:span text:style-name="T5">«Insert Lot id» «Insert Lot Name»</text:span></text:span></text:p>
      <text:p text:style-name="P7">«Insert Commercial Agreement name» («Insert Commercial Agreement id»)</text:p>
      <text:p text:style-name="P4"/>
      <text:p text:style-name="P4"/>
      <text:p text:style-name="P4">Buyer</text:p>
      <text:p text:style-name="P7">«Insert Name of Buyer»</text:p>
      <text:p text:style-name="P10"/>
      <text:p text:style-name="Normal"/>
      <text:p text:style-name="TOC_20_Heading">Contents</text:p>
      <text:p text:style-name="P12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"><text:a xlink:type="simple" xlink:href="#_Toc111648141" office:target-frame-name="_top" xlink:show="replace" text:style-name="Internet_20_link" text:visited-style-name="Visited_20_Internet_20_Link"><text:span text:style-name="Hyperlink">Background to / Overview of the Requirement</text:span></text:a><text:a xlink:type="simple" xlink:href="#_Toc111648141" office:target-frame-name="_top" xlink:show="replace" text:style-name="Internet_20_link" text:visited-style-name="Visited_20_Internet_20_Link"><text:tab/>3</text:a></text:p>
          <text:p text:style-name="P14"><text:a xlink:type="simple" xlink:href="#_Toc111648142" office:target-frame-name="_top" xlink:show="replace" text:style-name="Internet_20_link" text:visited-style-name="Visited_20_Internet_20_Link"><text:span text:style-name="Hyperlink">Background</text:span></text:a><text:a xlink:type="simple" xlink:href="#_Toc111648142" office:target-frame-name="_top" xlink:show="replace" text:style-name="Internet_20_link" text:visited-style-name="Visited_20_Internet_20_Link"><text:tab/>3</text:a></text:p>
          <text:p text:style-name="P14"><text:a xlink:type="simple" xlink:href="#_Toc111648143" office:target-frame-name="_top" xlink:show="replace" text:style-name="Internet_20_link" text:visited-style-name="Visited_20_Internet_20_Link"><text:span text:style-name="Hyperlink">Objective</text:span></text:a><text:a xlink:type="simple" xlink:href="#_Toc111648143" office:target-frame-name="_top" xlink:show="replace" text:style-name="Internet_20_link" text:visited-style-name="Visited_20_Internet_20_Link"><text:tab/>3</text:a></text:p>
          <text:p text:style-name="P14"><text:a xlink:type="simple" xlink:href="#_Toc111648144" office:target-frame-name="_top" xlink:show="replace" text:style-name="Internet_20_link" text:visited-style-name="Visited_20_Internet_20_Link"><text:span text:style-name="Hyperlink">Work completed to date</text:span></text:a><text:a xlink:type="simple" xlink:href="#_Toc111648144" office:target-frame-name="_top" xlink:show="replace" text:style-name="Internet_20_link" text:visited-style-name="Visited_20_Internet_20_Link"><text:tab/>3</text:a></text:p>
          <text:p text:style-name="P14"><text:a xlink:type="simple" xlink:href="#_Toc111648145" office:target-frame-name="_top" xlink:show="replace" text:style-name="Internet_20_link" text:visited-style-name="Visited_20_Internet_20_Link"><text:span text:style-name="Hyperlink">Market engagement to date</text:span></text:a><text:a xlink:type="simple" xlink:href="#_Toc111648145" office:target-frame-name="_top" xlink:show="replace" text:style-name="Internet_20_link" text:visited-style-name="Visited_20_Internet_20_Link"><text:tab/>3</text:a></text:p>
          <text:p text:style-name="P13"><text:a xlink:type="simple" xlink:href="#_Toc111648146" office:target-frame-name="_top" xlink:show="replace" text:style-name="Internet_20_link" text:visited-style-name="Visited_20_Internet_20_Link"><text:span text:style-name="Hyperlink">The requirements</text:span></text:a><text:a xlink:type="simple" xlink:href="#_Toc111648146" office:target-frame-name="_top" xlink:show="replace" text:style-name="Internet_20_link" text:visited-style-name="Visited_20_Internet_20_Link"><text:tab/>4</text:a></text:p>
          <text:p text:style-name="P13"><text:a xlink:type="simple" xlink:href="#_Toc111648147" office:target-frame-name="_top" xlink:show="replace" text:style-name="Internet_20_link" text:visited-style-name="Visited_20_Internet_20_Link"><text:span text:style-name="Hyperlink">Management information</text:span></text:a><text:a xlink:type="simple" xlink:href="#_Toc111648147" office:target-frame-name="_top" xlink:show="replace" text:style-name="Internet_20_link" text:visited-style-name="Visited_20_Internet_20_Link"><text:tab/>5</text:a></text:p>
          <text:p text:style-name="P13"><text:a xlink:type="simple" xlink:href="#_Toc111648148" office:target-frame-name="_top" xlink:show="replace" text:style-name="Internet_20_link" text:visited-style-name="Visited_20_Internet_20_Link"><text:span text:style-name="Hyperlink">Service levels and performance</text:span></text:a><text:a xlink:type="simple" xlink:href="#_Toc111648148" office:target-frame-name="_top" xlink:show="replace" text:style-name="Internet_20_link" text:visited-style-name="Visited_20_Internet_20_Link"><text:tab/>6</text:a></text:p>
          <text:p text:style-name="P13"><text:a xlink:type="simple" xlink:href="#_Toc111648149" office:target-frame-name="_top" xlink:show="replace" text:style-name="Internet_20_link" text:visited-style-name="Visited_20_Internet_20_Link"><text:span text:style-name="Hyperlink">Appendix - Glossary</text:span></text:a><text:a xlink:type="simple" xlink:href="#_Toc111648149" office:target-frame-name="_top" xlink:show="replace" text:style-name="Internet_20_link" text:visited-style-name="Visited_20_Internet_20_Link"><text:tab/>7</text:a></text:p>
        </text:index-body>
      </text:table-of-content>
      <text:p text:style-name="Normal"/>
      <text:p text:style-name="P11"/>
      <text:h text:style-name="Heading_20_1" text:outline-level="1"><text:bookmark-start text:name="_Toc92688238"/><text:bookmark-start text:name="_Toc96088662"/><text:bookmark-start text:name="_Toc96581752"/></text:h>
      <text:p text:style-name="P10"/>
      <text:h text:style-name="Heading_20_1" text:outline-level="1"><text:bookmark-start text:name="_Toc111648141"/><text:bookmark-start text:name="_Toc111634072"/><text:bookmark-start text:name="_Toc111570277"/><text:bookmark-start text:name="_Toc111565607"/><text:bookmark-start text:name="_Toc111560103"/>Background to / Overview of the Requirement<text:bookmark-end text:name="_Toc111648141"/><text:bookmark-end text:name="_Toc111634072"/><text:bookmark-end text:name="_Toc111570277"/><text:bookmark-end text:name="_Toc111565607"/><text:bookmark-end text:name="_Toc111560103"/><text:bookmark-end text:name="_Toc96088662"/><text:bookmark-end text:name="_Toc96581752"/></text:h>
      <text:p text:style-name="Normal"/>
      <text:h text:style-name="Heading_20_2" text:outline-level="2"><text:bookmark-start text:name="_Toc111648142"/><text:bookmark-start text:name="_Toc111634073"/><text:bookmark-start text:name="_Toc111570278"/><text:bookmark-start text:name="_Toc111565608"/><text:bookmark-start text:name="_Toc111560104"/><text:bookmark-start text:name="_Toc96088663"/><text:bookmark-start text:name="_Toc96581753"/>Background<text:bookmark-end text:name="_Toc111648142"/><text:bookmark-end text:name="_Toc111634073"/><text:bookmark-end text:name="_Toc111570278"/><text:bookmark-end text:name="_Toc111565608"/><text:bookmark-end text:name="_Toc111560104"/><text:bookmark-end text:name="_Toc96088663"/><text:bookmark-end text:name="_Toc96581753"/></text:h>
      <text:p text:style-name="P6">«Insert_Requirements_Background_Step_13_Box_1»</text:p>
      <text:p text:style-name="P6">«Insert_Requirements_Social_Value_Objectives_Step_13_Box_2»</text:p>
      <text:p text:style-name="P6"/>
      <text:p text:style-name="P15"/>
      <text:h text:style-name="Heading_20_2" text:outline-level="2"><text:bookmark-start text:name="_Toc111648143"/><text:bookmark-start text:name="_Toc111634074"/><text:bookmark-start text:name="_Toc111570279"/><text:bookmark-start text:name="_Toc111565609"/><text:bookmark-start text:name="_Toc111560105"/><text:bookmark-start text:name="_Toc96088664"/><text:bookmark-start text:name="_Toc96581754"/>Objective<text:bookmark-end text:name="_Toc111648143"/><text:bookmark-end text:name="_Toc111634074"/><text:bookmark-end text:name="_Toc111570279"/><text:bookmark-end text:name="_Toc111565609"/><text:bookmark-end text:name="_Toc111560105"/><text:bookmark-end text:name="_Toc96088664"/><text:bookmark-end text:name="_Toc96581754"/></text:h>
      <text:p text:style-name="P6">«Insert_Problem_Statement_Step_14_Box_1»</text:p>
      <text:p text:style-name="Normal"/>
      <text:p text:style-name="P16">Contract Duration</text:p>
      <text:p text:style-name="Normal"><text:span text:style-name="Default_20_Paragraph_20_Font"><text:span text:style-name="T9">We expect the supply to commence on</text:span></text:span><text:span text:style-name="Default_20_Paragraph_20_Font"><text:span text:style-name="T10"> </text:span></text:span><text:span text:style-name="Default_20_Paragraph_20_Font"><text:span text:style-name="T6">«Project_Start_Date_Step_18»</text:span></text:span><text:span text:style-name="Default_20_Paragraph_20_Font"><text:span text:style-name="T10"> </text:span></text:span><text:span text:style-name="Default_20_Paragraph_20_Font"><text:span text:style-name="T9">period.</text:span></text:span></text:p>
      <text:p text:style-name="P6">«Project_Duration_Count_Step_18 Conditional»</text:p>
      <text:p text:style-name="P6">«Contract_Extension_Period_Step_18 Conditional»</text:p>
      <text:p text:style-name="Normal"/>
      <text:p text:style-name="P16">Budget</text:p>
      <text:p text:style-name="P22">«Project_Budget_Max_Step_25 Conditional».</text:p>
      <text:p text:style-name="P22">«Project_Budget_Min_Step_25 Conditional».</text:p>
      <text:p text:style-name="Normal"/>
      <text:p text:style-name="P16">The Service and Incumbent supplier</text:p>
      <text:p text:style-name="P6">«Project_New_Expanded_Replacement_Service_No_Step_21»</text:p>
      <text:p text:style-name="P6">«Conditional content, based on Binary Y/N» If 'Y' then: «Project_Incumbent_Yes_No_Supplier_Name_Step_22»<text:line-break/></text:p>
      <text:h text:style-name="Heading_20_2" text:outline-level="2"><text:bookmark-start text:name="_Toc111648144"/><text:bookmark-start text:name="_Toc111634075"/><text:bookmark-start text:name="_Toc111570281"/><text:bookmark-start text:name="_Toc111565611"/><text:bookmark-start text:name="_Toc111560107"/><text:bookmark-start text:name="_Toc96088666"/><text:bookmark-start text:name="_Toc96581756"/>Work completed to date<text:bookmark-end text:name="_Toc111648144"/><text:bookmark-end text:name="_Toc111634075"/><text:bookmark-end text:name="_Toc111570281"/><text:bookmark-end text:name="_Toc111565611"/><text:bookmark-end text:name="_Toc111560107"/><text:bookmark-end text:name="_Toc96088666"/><text:bookmark-end text:name="_Toc96581756"/></text:h>
      <text:p text:style-name="P6">«Insert_Work_Done_Step_16_Box_1»<text:bookmark-start text:name="_Toc111565612"/><text:bookmark-start text:name="_Toc111560108"/><text:bookmark-start text:name="_Toc96088667"/><text:bookmark-start text:name="_Toc96581757"/></text:p>
      <text:p text:style-name="Normal">Current phase of project is<text:span text:style-name="Default_20_Paragraph_20_Font"><text:span text:style-name="T6"> «Project_Phase_Current_Step_17»</text:span></text:span></text:p>
      <text:p text:style-name="P6"/>
      <text:h text:style-name="Heading_20_2" text:outline-level="2"><text:bookmark-start text:name="_Toc111648145"/><text:bookmark-start text:name="_Toc111634076"/><text:bookmark-start text:name="_Toc111570282"/>Market engagement to date<text:bookmark-end text:name="_Toc111648145"/><text:bookmark-end text:name="_Toc111634076"/><text:bookmark-end text:name="_Toc111570282"/><text:bookmark-end text:name="_Toc111565612"/><text:bookmark-end text:name="_Toc111560108"/><text:bookmark-end text:name="_Toc96088667"/><text:bookmark-end text:name="_Toc96581757"/></text:h>
      <text:p text:style-name="P6">«Insert_Prev_Market_Engage_Step_20_Box_1»</text:p>
      <text:p text:style-name="Normal"/>
      <text:p text:style-name="P10"/>
      <text:p text:style-name="Normal"/>
      <text:h text:style-name="Heading_20_1" text:outline-level="1"><text:bookmark-start text:name="_Toc111648146"/><text:bookmark-start text:name="_Toc111634077"/><text:bookmark-start text:name="_Toc111570283"/><text:bookmark-start text:name="_Toc111565613"/><text:bookmark-start text:name="_Toc111560109"/><text:bookmark-start text:name="_Toc96088668"/><text:bookmark-start text:name="_Toc96581758"/>The requirements<text:bookmark-start text:name="_Toc111565614"/><text:bookmark-start text:name="_Toc111560110"/><text:bookmark-start text:name="_Toc96581759"/><text:bookmark-end text:name="_Toc111648146"/><text:bookmark-end text:name="_Toc111634077"/><text:bookmark-end text:name="_Toc111570283"/><text:bookmark-end text:name="_Toc111565613"/><text:bookmark-end text:name="_Toc111560109"/><text:bookmark-end text:name="_Toc96088668"/><text:bookmark-end text:name="_Toc96581758"/></text:h>
      <text:p text:style-name="P6">«Insert_Requirements_Group_Step_26_Box_1#n»<text:bookmark-end text:name="_Toc111565614"/><text:bookmark-end text:name="_Toc111560110"/><text:bookmark-end text:name="_Toc96581759"/></text:p>
      <text:p text:style-name="P17"><text:span text:style-name="Default_20_Paragraph_20_Font"><text:span text:style-name="T6">«Insert_Requirements_Sub_Group_Step_26_Box_2#n»</text:span></text:span><text:span text:style-name="Default_20_Paragraph_20_Font"><text:span text:style-name="T11"> [Indent and BOLD]</text:span></text:span></text:p>
      <text:p text:style-name="P17"><text:span text:style-name="Default_20_Paragraph_20_Font"><text:span text:style-name="T6">«Insert_Requirements_Description_Step_26_Box_3#n» </text:span></text:span><text:span text:style-name="Default_20_Paragraph_20_Font"><text:span text:style-name="T11">[Indent]</text:span></text:span></text:p>
      <text:p text:style-name="Normal"/>
      <text:p text:style-name="Normal"/>
      <text:p text:style-name="Normal"/>
      <text:p text:style-name="Normal"/>
      <text:p text:style-name="P10"/>
      <text:h text:style-name="Heading_20_1" text:outline-level="1"><text:bookmark-start text:name="_Toc111648147"/><text:bookmark-start text:name="_Toc111634082"/><text:bookmark-start text:name="_Toc111570288"/><text:bookmark-start text:name="_Toc111565619"/><text:bookmark-start text:name="_Toc111560115"/><text:bookmark-start text:name="_Toc96088673"/><text:bookmark-start text:name="_Toc96581765"/>Management information<text:bookmark-end text:name="_Toc111648147"/><text:bookmark-end text:name="_Toc111634082"/><text:bookmark-end text:name="_Toc111570288"/><text:bookmark-end text:name="_Toc111565619"/><text:bookmark-end text:name="_Toc111560115"/><text:bookmark-end text:name="_Toc96088673"/><text:bookmark-end text:name="_Toc96581765"/></text:h>
      <text:p text:style-name="Normal">During the life of the contract the following management information and reporting is required:</text:p>
      <text:p text:style-name="Normal"><text:span text:style-name="Default_20_Paragraph_20_Font"><text:span text:style-name="T6">«Insert_Management_Information_Step_23_Box_1»</text:span></text:span></text:p>
      <text:p text:style-name="P10"/>
      <text:h text:style-name="Heading_20_1" text:outline-level="1"><text:bookmark-start text:name="_Toc111648148"/><text:bookmark-start text:name="_Toc111634083"/><text:bookmark-start text:name="_Toc111570289"/><text:bookmark-start text:name="_Toc111565620"/><text:bookmark-start text:name="_Toc111560116"/><text:bookmark-start text:name="_Toc96088674"/><text:bookmark-start text:name="_Toc96581766"/>Service levels and performance<text:bookmark-end text:name="_Toc111648148"/><text:bookmark-end text:name="_Toc111634083"/><text:bookmark-end text:name="_Toc111570289"/><text:bookmark-end text:name="_Toc111565620"/><text:bookmark-end text:name="_Toc111560116"/><text:bookmark-end text:name="_Toc96088674"/><text:bookmark-end text:name="_Toc96581766"/></text:h>
      <text:p text:style-name="Normal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 table:style-name="TableLine140662336521936">
          <table:table-cell table:style-name="SLA_5f_PERFORMACE.A1" office:value-type="string">
            <text:p text:style-name="P18">#</text:p>
          </table:table-cell>
          <table:table-cell table:style-name="SLA_5f_PERFORMACE.A1" office:value-type="string">
            <text:p text:style-name="P19">Service Area</text:p>
          </table:table-cell>
          <table:table-cell table:style-name="SLA_5f_PERFORMACE.A1" office:value-type="string">
            <text:p text:style-name="P19">KPI/SLA description</text:p>
          </table:table-cell>
          <table:table-cell table:style-name="SLA_5f_PERFORMACE.A1" office:value-type="string">
            <text:p text:style-name="P18">Target</text:p>
            <text:p text:style-name="P18">(out of 100%)</text:p>
          </table:table-cell>
        </table:table-row>
        <table:table-row table:style-name="TableLine140661109946736">
          <table:table-cell table:style-name="SLA_5f_PERFORMACE.A1" office:value-type="string">
            <text:p text:style-name="P3">1</text:p>
          </table:table-cell>
          <table:table-cell table:style-name="SLA_5f_PERFORMACE.A1" office:value-type="string">
            <text:p text:style-name="Normal"><text:span text:style-name="Default_20_Paragraph_20_Font"><text:span text:style-name="T6">«SLA_Area_step_24_#n»</text:span></text:span></text:p>
          </table:table-cell>
          <table:table-cell table:style-name="SLA_5f_PERFORMACE.A1" office:value-type="string">
            <text:p text:style-name="P6">«SLA_Area_Desription_step_24_#n»</text:p>
          </table:table-cell>
          <table:table-cell table:style-name="SLA_5f_PERFORMACE.A1" office:value-type="string">
            <text:p text:style-name="P20"><text:span text:style-name="Default_20_Paragraph_20_Font"><text:span text:style-name="T6">«SLA_Target_step_24#n»</text:span></text:span><text:span text:style-name="Default_20_Paragraph_20_Font"><text:span text:style-name="T12"> </text:span></text:span><text:span text:style-name="Default_20_Paragraph_20_Font"><text:span text:style-name="T7">%</text:span></text:span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0"/>
      <text:h text:style-name="Heading_20_1" text:outline-level="1"><text:bookmark-start text:name="_Toc111648149"/><text:bookmark-start text:name="_Toc111634086"/><text:bookmark-start text:name="_Toc111570292"/><text:bookmark-start text:name="_Toc111565623"/><text:bookmark-start text:name="_Toc111560119"/><text:bookmark-start text:name="_Toc92688256"/>Appendix – Glossary<text:bookmark-end text:name="_Toc111648149"/><text:bookmark-end text:name="_Toc111634086"/><text:bookmark-end text:name="_Toc111570292"/><text:bookmark-end text:name="_Toc111565623"/><text:bookmark-end text:name="_Toc111560119"/><text:bookmark-end text:name="_Toc92688256"/></text:h>
      <text:p text:style-name="Normal"/>
      <table:table table:name="GLOSSARY" table:style-name="GLOSSARY">
        <table:table-column table:style-name="GLOSSARY.A"/>
        <table:table-column table:style-name="GLOSSARY.B"/>
        <table:table-row table:style-name="TableLine140662336515648">
          <table:table-cell table:style-name="GLOSSARY.A1" office:value-type="string">
            <text:p text:style-name="P19">Term / Acronym</text:p>
          </table:table-cell>
          <table:table-cell table:style-name="GLOSSARY.A1" office:value-type="string">
            <text:p text:style-name="P19">Description</text:p>
          </table:table-cell>
        </table:table-row>
        <table:table-row table:style-name="TableLine140662372437280">
          <table:table-cell table:style-name="GLOSSARY.A1" office:value-type="string">
            <text:p text:style-name="P6">«Insert Glossary Term Title #1 of n (max 20)»</text:p>
          </table:table-cell>
          <table:table-cell table:style-name="GLOSSARY.A1" office:value-type="string">
            <text:p text:style-name="P6">«Insert Glossary Term Description #1 of n (max 20)»</text:p>
          </table:table-cell>
        </table:table-row>
        <table:table-row table:style-name="TableLine140662336878688">
          <table:table-cell table:style-name="GLOSSARY.A1" office:value-type="string">
            <text:p text:style-name="P8"/>
          </table:table-cell>
          <table:table-cell table:style-name="GLOSSARY.A1" office:value-type="string">
            <text:p text:style-name="P8"/>
          </table:table-cell>
        </table:table-row>
        <table:table-row table:style-name="TableLine140661105848496"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  <table:table-row table:style-name="TableLine140661104899824"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  <table:table-row table:style-name="TableLine140661109475232"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</table:table>
      <text:p text:style-name="Normal"><text:bookmark-end text:name="_Toc926882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7</text:page-number></text:span></text:span></text:p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  <dc:title/>
    <dc:description/>
    <dc:subject/>
    <meta:initial-creator>Ian Turner</meta:initial-creator>
    <meta:creation-date>2022-08-17T12:29:00Z</meta:creation-date>
    <dc:date>2022-09-04T20:14:01.565384875</dc:date>
    <meta:editing-cycles>13</meta:editing-cycles>
    <meta:editing-duration>PT3H40M53S</meta:editing-duration>
    <meta:document-statistic meta:table-count="2" meta:image-count="0" meta:object-count="0" meta:page-count="7" meta:paragraph-count="68" meta:word-count="251" meta:character-count="2248" meta:non-whitespace-character-count="2062"/>
    <meta:template xlink:type="simple" xlink:actuate="onRequest" xlink:title="" xlink:href="Normal"/>
  </office:meta>
</office:document-meta>
</file>